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31, 1894</text:p>
      <text:p text:style-name="P4">Month<text:tab/><text:tab/><text:tab/><text:tab/><text:tab/><text:tab/>May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2"/>Y/</text:p>
      <text:p text:style-name="P2">Honorable Joseph Blumenthal,/</text:p>
      <text:p text:style-name="P2"><text:tab/>My dear Sir:/</text:p>
      <text:p text:style-name="P2"><text:tab/><text:tab/>After negotiating long, Mr. Deinard/ agreed to see the 500 books for 200 dollars. <text:s/>Mr. David Sulz-/berger offered the amount and it was accepted. <text:s/>Some of the/ books are in German, but the best and most useful are in/ Hebrew. <text:s/>I did not go to see Mr. Mayer Sulzberger, for I was/ dissuaded by his cousin. <text:s/>The latter pledged himself to raise/ one hundred and requested that I would ask the Seminary to/ furnish the other half./</text:p>
      <text:p text:style-name="P2"><text:tab/>Mr. Deinard will send the books and/ the list tomorrow, and will call at the Seminary on Monday and/ several consecutive days to catalogue the books. <text:s/>Very possibly,/ he will be at your office and ask for your check, should you/ agree to give 100 instead of 75. <text:s/>In that event, you might as/ well <text:soft-page-break/>inquire at 736 whether the books are in our possession. <text:s/>I/ shall drop a line to David Wittenberg to notify him of the pur-/chase./</text:p>
      <text:p text:style-name="P2"><text:tab/>Hoping to be in N. Y. early next/ Wednesday, May 31, 1894./ 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3:38:46.94</meta:creation-date>
    <dc:date>2011-12-21T13:48:03.37</dc:date>
    <dc:creator>Penn Libraries</dc:creator>
    <meta:editing-duration>PT00H09M1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46" meta:character-count="2265"/>
  </office:meta>
</office:document-meta>
</file>